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Google Sans', sans-serif"/>
    <style:font-face style:name="Liberation Sans" svg:font-family="'Liberation Sans'" style:font-family-generic="swiss"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rem" svg:font-family="rem, 'Google Sans Text', 'Google Sans', sans-serif"/>
  </office:font-face-decls>
  <office:automatic-styles>
    <style:style style:name="P1" style:family="paragraph" style:parent-style-name="Standard">
      <style:paragraph-properties fo:margin-left="0cm" fo:margin-right="0cm" fo:orphans="2" fo:widows="2" fo:text-indent="0cm" style:auto-text-indent="false"/>
      <style:text-properties fo:color="#000000" loext:opacity="100%"/>
    </style:style>
    <style:style style:name="P2" style:family="paragraph" style:parent-style-name="Standard">
      <style:paragraph-properties fo:margin-left="0cm" fo:margin-right="0cm" fo:line-height="150%" fo:text-indent="0cm" style:auto-text-indent="false"/>
      <style:text-properties fo:font-variant="normal" fo:text-transform="none" fo:letter-spacing="normal"/>
    </style:style>
    <style:style style:name="P3" style:family="paragraph" style:parent-style-name="Standard">
      <style:paragraph-properties fo:margin-left="0cm" fo:margin-right="0cm" fo:line-height="150%" fo:text-indent="0cm" style:auto-text-indent="false"/>
      <style:text-properties fo:font-variant="normal" fo:text-transform="none" fo:letter-spacing="normal" officeooo:paragraph-rsid="00080c54"/>
    </style:style>
    <style:style style:name="P4" style:family="paragraph" style:parent-style-name="Standard">
      <style:paragraph-properties fo:margin-left="0cm" fo:margin-right="0cm" fo:orphans="2" fo:widows="2" fo:text-indent="0cm" style:auto-text-indent="false"/>
      <style:text-properties fo:font-variant="normal" fo:text-transform="none" fo:color="#000000" loext:opacity="100%" fo:letter-spacing="normal"/>
    </style:style>
    <style:style style:name="T1" style:family="text">
      <style:text-properties fo:font-variant="normal" fo:text-transform="none" fo:color="#c7c7c7" loext:opacity="100%" style:font-name="Google Sans Text" fo:font-size="10.5pt" fo:letter-spacing="normal" fo:font-style="normal" fo:font-weight="normal"/>
    </style:style>
    <style:style style:name="T2" style:family="text">
      <style:text-properties fo:font-variant="normal" fo:text-transform="none" fo:color="#c7c7c7" loext:opacity="100%" style:font-name="Google Sans Text" fo:font-size="10.5pt" fo:letter-spacing="normal" fo:font-style="normal" fo:font-weight="normal" style:font-name-asian="Google Sans Text" style:font-size-asian="10.5pt" style:font-style-asian="normal" style:font-weight-asian="normal"/>
    </style:style>
    <style:style style:name="T3" style:family="text">
      <style:text-properties fo:font-variant="normal" fo:text-transform="none" fo:color="#c7c7c7" loext:opacity="100%" fo:letter-spacing="normal"/>
    </style:style>
    <style:style style:name="T4" style:family="text">
      <style:text-properties fo:font-variant="normal" fo:text-transform="none" fo:color="#c7c7c7" loext:opacity="100%" fo:letter-spacing="normal" style:font-name-asian="Google Sans Text" style:font-size-asian="10.5pt" style:font-style-asian="normal" style:font-weight-asian="normal"/>
    </style:style>
    <style:style style:name="T5" style:family="text">
      <style:text-properties fo:font-variant="normal" fo:text-transform="none" fo:letter-spacing="normal" style:font-name-asian="Google Sans Text" style:font-size-asian="10.5pt" style:font-style-asian="normal" style:font-weight-asian="normal"/>
    </style:style>
    <style:style style:name="T6" style:family="text">
      <style:text-properties fo:color="#c7c7c7" loext:opacity="100%" style:font-name="rem" fo:font-size="10.5pt" fo:font-style="normal" fo:font-weight="normal" style:font-name-asian="Google Sans Text" style:font-size-asian="10.5pt" style:font-style-asian="normal" style:font-weight-asian="normal"/>
    </style:style>
    <style:style style:name="T7" style:family="text">
      <style:text-properties fo:color="#c7c7c7" loext:opacity="100%" style:font-name="rem" fo:font-size="10.5pt" fo:font-style="normal" fo:font-weight="bold" style:font-name-asian="Google Sans Text" style:font-size-asian="10.5pt" style:font-style-asian="normal" style:font-weight-asian="normal"/>
    </style:style>
    <style:style style:name="T8" style:family="text">
      <style:text-properties fo:color="#c7c7c7" loext:opacity="100%" style:font-name-asian="rem" style:font-size-asian="10.5pt" style:font-style-asian="normal" style:font-weight-asian="normal"/>
    </style:style>
    <style:style style:name="T9" style:family="text">
      <style:text-properties fo:color="#c7c7c7" loext:opacity="100%" style:font-name-asian="rem" style:font-size-asian="10.5pt" style:font-style-asian="normal" style:font-weight-asian="bold"/>
    </style:style>
    <style:style style:name="T10" style:family="text">
      <style:text-properties style:font-name="rem" fo:font-size="10.5pt" fo:font-style="normal" fo:font-weight="normal"/>
    </style:style>
    <style:style style:name="T11" style:family="text">
      <style:text-properties style:font-name="rem" fo:font-size="10.5pt" fo:font-style="normal" fo:font-weight="normal" style:font-name-asian="Google Sans Text" style:font-size-asian="10.5pt" style:font-style-asian="normal" style:font-weight-asian="normal"/>
    </style:style>
    <style:style style:name="T12" style:family="text">
      <style:text-properties style:font-name="rem" fo:font-size="10.5pt" fo:font-style="normal" fo:font-weight="bold"/>
    </style:style>
    <style:style style:name="T13" style:family="text">
      <style:text-properties style:font-name="rem" fo:font-size="10.5pt" fo:font-style="normal" fo:font-weight="bold" style:font-name-asian="Google Sans Text" style:font-size-asian="10.5pt" style:font-style-asian="normal" style:font-weight-asian="normal"/>
    </style:style>
    <style:style style:name="T14" style:family="text">
      <style:text-properties style:font-name-asian="rem" style:font-size-asian="10.5pt" style:font-style-asian="normal" style:font-weight-asian="normal"/>
    </style:style>
    <style:style style:name="T15" style:family="text">
      <style:text-properties style:font-name-asian="rem" style:font-size-asian="10.5pt" style:font-style-asian="normal"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3">The Cancer Genome Atlas</text:span><text:span text:style-name="T15">의 </text:span><text:span text:style-name="T13">RNA-</text:span><text:span text:style-name="T15">시퀀싱 데이터에 대한 대안적 전처리는 향상된 분석 결과로 이어진다</text:span><text:span text:style-name="T14"> </text:span><text:span text:style-name="T11">Mumtahena Rahman¹, Laurie K. Jackson², W. Evan Johnson³,⁴, Dean Y. Li³,⁵,⁶, Andrea H. Bild¹,²,³,* </text:span><text:span text:style-name="T14">및 </text:span><text:span text:style-name="T11">Stephen R. Piccolo⁷,* ¹</text:span><text:span text:style-name="T14">의생명 정보학부</text:span><text:span text:style-name="T11">, ²</text:span><text:span text:style-name="T14">약리학 및 독성학부</text:span><text:span text:style-name="T11">, ³</text:span><text:span text:style-name="T14">종양 과학부</text:span><text:span text:style-name="T11">, </text:span><text:span text:style-name="T14">유타 대학교</text:span><text:span text:style-name="T11">, </text:span><text:span text:style-name="T14">솔트레이크시티</text:span><text:span text:style-name="T11">, UT, </text:span><text:span text:style-name="T14">미국</text:span><text:span text:style-name="T11">, ⁴</text:span><text:span text:style-name="T14">계산 의생명 분과</text:span><text:span text:style-name="T11">, </text:span><text:span text:style-name="T14">보스턴 대학교 의과대학</text:span><text:span text:style-name="T11">, </text:span><text:span text:style-name="T14">보스턴</text:span><text:span text:style-name="T11">, MA 02118, </text:span><text:span text:style-name="T14">미국</text:span><text:span text:style-name="T11">, ⁵</text:span><text:span text:style-name="T14">의과대학</text:span><text:span text:style-name="T11">, ⁶</text:span><text:span text:style-name="T14">인류 유전학부</text:span><text:span text:style-name="T11">, </text:span><text:span text:style-name="T14">유타 대학교</text:span><text:span text:style-name="T11">, </text:span><text:span text:style-name="T14">솔트레이크시티</text:span><text:span text:style-name="T11">, UT 84132, </text:span><text:span text:style-name="T14">미국 및 ⁷생물학부</text:span><text:span text:style-name="T11">, </text:span><text:span text:style-name="T14">브리검 영 대학교</text:span><text:span text:style-name="T11">, </text:span><text:span text:style-name="T14">프로보</text:span><text:span text:style-name="T11">, UT 84604, </text:span><text:span text:style-name="T14">미국 </text:span><text:span text:style-name="T11">*</text:span><text:span text:style-name="T14">교신 저자</text:span><text:span text:style-name="T11">. </text:span><text:span text:style-name="T14">부편집장</text:span><text:span text:style-name="T11">: Inanc Birol 2014</text:span><text:span text:style-name="T14">년 </text:span><text:span text:style-name="T11">11</text:span><text:span text:style-name="T14">월 </text:span><text:span text:style-name="T11">8</text:span><text:span text:style-name="T14">일 접수</text:span><text:span text:style-name="T11">; 2015</text:span><text:span text:style-name="T14">년 </text:span><text:span text:style-name="T11">5</text:span><text:span text:style-name="T14">월 </text:span><text:span text:style-name="T11">29</text:span><text:span text:style-name="T14">일 수정</text:span><text:span text:style-name="T11">; 2015</text:span><text:span text:style-name="T14">년 </text:span><text:span text:style-name="T11">6</text:span><text:span text:style-name="T14">월 </text:span><text:span text:style-name="T11">15</text:span><text:span text:style-name="T14">일 수락됨</text:span></text:p>
      <text:p text:style-name="P4"><text:span text:style-name="T14"/></text:p>
      <text:p text:style-name="P4"><text:span text:style-name="T14"/></text:p>
      <text:p text:style-name="P3"><text:span text:style-name="T15">초록</text:span><text:span text:style-name="T14"> </text:span><text:span text:style-name="T15">동기</text:span><text:span text:style-name="T12">:</text:span><text:span text:style-name="T10"> </text:span><text:span text:style-name="T12">The Cancer Genome Atlas (TCGA) RNA-</text:span><text:span text:style-name="T15">시퀀싱 데이터는 연구에 널리 사용됩니다</text:span><text:span text:style-name="T12">.</text:span><text:span text:style-name="T10"> </text:span></text:p>
      <text:p text:style-name="P3"><text:span text:style-name="T10">TCGA</text:span><text:span text:style-name="T14">는 해당 자원에 특화된 파이프라인을 사용하여 처리된 </text:span><text:span text:style-name="T12">'Level 3' </text:span><text:span text:style-name="T15">데이터</text:span><text:span text:style-name="T14">를 제공합니다</text:span><text:span text:style-name="T10">. </text:span></text:p>
      <text:p text:style-name="P3"><text:span text:style-name="T14">그러나 우리는 실험적으로 유도된 데이터를 사용하여 </text:span><text:span text:style-name="T15">이 파이프라인이 생물학적 반복 실험 간에 상당히 변동하는 유전자 발현 값을 생성한다</text:span><text:span text:style-name="T14">는 것을 발견했습니다</text:span><text:span text:style-name="T10">. </text:span><text:span text:style-name="T14">또한 일부 </text:span><text:span text:style-name="T10">RNA-</text:span><text:span text:style-name="T14">시퀀싱 분석 도구는 정수 기반의 리드 카운트</text:span><text:span text:style-name="T10">(read counts)</text:span><text:span text:style-name="T14">를 요구하지만</text:span><text:span text:style-name="T10">, </text:span><text:span text:style-name="T14">이는 </text:span><text:span text:style-name="T10">Level 3 </text:span><text:span text:style-name="T14">데이터와 함께 제공되지 않습니다</text:span><text:span text:style-name="T10">. </text:span><text:span text:style-name="T14">대안으로서</text:span><text:span text:style-name="T10">, </text:span><text:span text:style-name="T14">우리는 </text:span><text:span text:style-name="T12">Rsubread </text:span><text:span text:style-name="T15">패키지를 사용하여 </text:span><text:span text:style-name="T12">24</text:span><text:span text:style-name="T15">개 암 유형에 걸친 </text:span><text:span text:style-name="T12">9,264</text:span><text:span text:style-name="T15">개의 종양 샘플과 </text:span><text:span text:style-name="T12">741</text:span><text:span text:style-name="T15">개의 정상 샘플에 대한 데이터를 재처리했습니다</text:span><text:span text:style-name="T12">.</text:span><text:span text:style-name="T10"> </text:span><text:span text:style-name="T14">우리는 또한 이 샘플들에 해당하는 임상 데이터를 수집했습니다</text:span><text:span text:style-name="T10">. </text:span><text:span text:style-name="T14">우리는 이 데이터를 커뮤니티 리소스로 제공합니다</text:span><text:span text:style-name="T10">.</text:span></text:p>
      <text:p text:style-name="P2"><text:span text:style-name="T15">결과</text:span><text:span text:style-name="T12">:</text:span><text:span text:style-name="T10"> </text:span><text:span text:style-name="T14">우리는 두 파이프라인 중 하나를 사용하여 처리된 </text:span><text:span text:style-name="T10">TCGA </text:span><text:span text:style-name="T14">샘플을 비교했으며</text:span><text:span text:style-name="T10">, </text:span><text:span text:style-name="T12">Rsubread </text:span><text:span text:style-name="T15">파이프라인이 </text:span><text:span text:style-name="T12">TCGA </text:span><text:span text:style-name="T15">파이프라인보다 제로 발현 유전자가 더 적고 반복 샘플 간에 더 일관된 발현 수준을 생성한다</text:span><text:span text:style-name="T14">는 것을 발견했습니다</text:span><text:span text:style-name="T10">. </text:span><text:span text:style-name="T14">또한</text:span><text:span text:style-name="T10">, </text:span><text:span text:style-name="T14">우리는 </text:span><text:span text:style-name="T10">662</text:span><text:span text:style-name="T14">개의 유방 종양 샘플에 대해 </text:span><text:span text:style-name="T12">HER2 (ERBB2) </text:span><text:span text:style-name="T15">활성화 상태를 추정하기 위해 게놈 시그니처 접근법</text:span><text:span text:style-name="T14">을 사용했으며</text:span><text:span text:style-name="T10">, Rsubread </text:span><text:span text:style-name="T14">데이터가 </text:span><text:span text:style-name="T10">HER2 </text:span><text:span text:style-name="T14">경로 활성에 대한 더 강력한 예측 결과를 가져온다는 것을 발견했습니다</text:span><text:span text:style-name="T10">. </text:span><text:span text:style-name="T14">마지막으로</text:span><text:span text:style-name="T10">, </text:span><text:span text:style-name="T14">우리는 조직학적 유형에 따라 </text:span><text:span text:style-name="T10">575</text:span><text:span text:style-name="T14">개의 폐암 샘플을 분류하기 위해 두 파이프라인의 데이터를 모두 사용했습니다</text:span><text:span text:style-name="T10">. </text:span><text:span text:style-name="T14">이 분석은 폐암 조직학에 영향을 미칠 수 있는 다양한 비코딩 </text:span><text:span text:style-name="T10">RNA</text:span><text:span text:style-name="T14">를 식별했습니다</text:span><text:span text:style-name="T10">. </text:span><text:span text:style-name="T15">가용성 및 구현</text:span><text:span text:style-name="T12">:</text:span><text:span text:style-name="T10"> RNA-</text:span><text:span text:style-name="T14">시퀀싱 및 임상 데이터는 </text:span><text:span text:style-name="T10">Gene Expression Omnibus(</text:span><text:span text:style-name="T14">액세션 번호 </text:span><text:span text:style-name="T12">GSE62944</text:span><text:span text:style-name="T10">)</text:span><text:span text:style-name="T14">에서 다운로드할 수 있습니다</text:span><text:span text:style-name="T10">. </text:span><text:span text:style-name="T14">데이터를 처리하고 분석하는 데 사용된 스크립트와 코드는 </text:span><text:span text:style-name="T10">https://github.com/srp33/TCGA_RNASeq_Clinical </text:span><text:span text:style-name="T14">에서 확인할 수 있습니다</text:span><text:span text:style-name="T10">. </text:span><text:span text:style-name="T15">연락처</text:span><text:span text:style-name="T12">:</text:span><text:span text:style-name="T10"> stephen_piccolo@byu.edu </text:span><text:span text:style-name="T14">또는 </text:span><text:span text:style-name="T10">andreab@genetics.utah.edu </text:span><text:span text:style-name="T15">보충 정보</text:span><text:span text:style-name="T12">:</text:span><text:span text:style-name="T10"> </text:span><text:span text:style-name="T14">보충 자료는 </text:span><text:span text:style-name="T10">Bioinformatics </text:span><text:span text:style-name="T14">온라인에서 확인할 수 있습니다</text:span><text:span text:style-name="T10">.</text:span></text:p>
      <text:p text:style-name="P2"><text:span text:style-name="T12">1 </text:span><text:span text:style-name="T15">서론</text:span><text:span text:style-name="T14"> </text:span><text:span text:style-name="T10">The Cancer Genome Atlas Research Network</text:span><text:span text:style-name="T14">는 종양 내에서 발생하는 다양한 유형의 분자 수준의 수천 개의 인간 종양 프로파일을 작성했습니다</text:span><text:span text:style-name="T10">. </text:span><text:span text:style-name="T14">연구자들은 이 데이터를 사용하여 종양 발생에 대한 새로운 통찰력을 도출하고 실험적 발견을 검증하고 정보를 제공해 왔습니다</text:span><text:span text:style-name="T10">(The Cancer Genome Atlas Research Network et al., 2013). </text:span><text:span text:style-name="T14">이러한 분석을 촉진하기 위해</text:span><text:span text:style-name="T10">, </text:span><text:span text:style-name="T12">The Cancer Genome Atlas (TCGA)</text:span><text:span text:style-name="T15">는 </text:span><text:span text:style-name="T12">'Level 3' RNA-</text:span><text:span text:style-name="T15">시퀀싱</text:span><text:span text:style-name="T12">(RNA-Seq) </text:span><text:span text:style-name="T15">데이터</text:span><text:span text:style-name="T14">를 제공하며</text:span><text:span text:style-name="T10">, </text:span><text:span text:style-name="T14">이는 </text:span><text:span text:style-name="T10">MapSplice(Wang et al., 2010)</text:span><text:span text:style-name="T14">를 사용하여 참조 게놈에 정렬</text:span><text:span text:style-name="T10">(align)</text:span><text:span text:style-name="T14">되고</text:span><text:span text:style-name="T10">, RSEM(Li and Dewey, 2011)</text:span><text:span text:style-name="T14">을 사용하여 유전자 및 전사체 수준에서 정량화되며</text:span><text:span text:style-name="T10">, </text:span><text:span text:style-name="T14">상위 </text:span><text:span text:style-name="T10">4</text:span><text:span text:style-name="T14">분위수 정규화</text:span><text:span text:style-name="T10">(upper-quartile normalization)(Bullard et al., 2010; Li and Dewey, 2011; Wang et al., </text:span><text:soft-page-break/><text:span text:style-name="T10">2010)</text:span><text:span text:style-name="T14">를 사용하여 표준화되었습니다</text:span><text:span text:style-name="T10">. </text:span><text:span text:style-name="T14">그러나 이러한 데이터의 사용에는 몇 가지 주의 사항이 따릅니다</text:span><text:span text:style-name="T10">. </text:span><text:span text:style-name="T14">첫째</text:span><text:span text:style-name="T10">, RNA-Seq </text:span><text:span text:style-name="T14">데이터를 위해 특별히 설계된 일부 분석 도구</text:span><text:span text:style-name="T10">(</text:span><text:span text:style-name="T14">예</text:span><text:span text:style-name="T10">: DESeq2(Love et al., 2014))</text:span><text:span text:style-name="T14">는 사용자가 정수 기반의 리드 카운트를 입력해야 하지만</text:span><text:span text:style-name="T10">, </text:span><text:span text:style-name="T12">Level 3 </text:span><text:span text:style-name="T15">리드 카운트는 비정수 숫자로 표시됩니다</text:span><text:span text:style-name="T12">.</text:span><text:span text:style-name="T10"> </text:span><text:span text:style-name="T14">둘째</text:span><text:span text:style-name="T10">, </text:span><text:span text:style-name="T15">상위 </text:span><text:span text:style-name="T12">4</text:span><text:span text:style-name="T15">분위수 정규화 방법은 유전자 카운트를 비제로 분포의 상위 </text:span><text:span text:style-name="T12">4</text:span><text:span text:style-name="T15">분위수 값으로 스케일링</text:span><text:span text:style-name="T14">합니다</text:span><text:span text:style-name="T10">. </text:span><text:span text:style-name="T14">그러나 샘플에 제로 카운트가 상대적으로 많거나 리드 카운트가 극도로 높은 유전자가 있는 경우</text:span><text:span text:style-name="T10">, </text:span><text:span text:style-name="T14">값 분포가 샘플 간에 상당히 다를 수 있습니다</text:span><text:span text:style-name="T10">(Dillies et al., 2013). </text:span><text:span text:style-name="T14">셋째</text:span><text:span text:style-name="T10">, </text:span><text:span text:style-name="T14">연구자들이 </text:span><text:span text:style-name="T10">TCGA Level 3 </text:span><text:span text:style-name="T14">데이터를 임상 공변량 및 결과와 비교하고자 할 때</text:span><text:span text:style-name="T10">, RNA-Seq </text:span><text:span text:style-name="T14">식별자를 임상 데이터와 일치시키기 위해 추가적인 처리 단계가 필요합니다</text:span><text:span text:style-name="T10">. </text:span><text:span text:style-name="T14">전산 교육을 받지 않은 사용자는 이러한 단계를 수행하는 데 어려움을 겪을 수 있으며</text:span><text:span text:style-name="T10">, </text:span><text:span text:style-name="T14">과학자들은 서로의 노력을 중복할 수 있습니다</text:span><text:span text:style-name="T10">.</text:span></text:p>
      <text:p text:style-name="P2"><text:span text:style-name="T10">TCGA </text:span><text:span text:style-name="T14">컨소시엄은 또한 </text:span><text:span text:style-name="T10">RNA-Seq </text:span><text:span text:style-name="T14">데이터를 원시 형태</text:span><text:span text:style-name="T10">(raw form)</text:span><text:span text:style-name="T14">로 제공합니다</text:span><text:span text:style-name="T10">. </text:span><text:span text:style-name="T14">따라서 연구자들이 대안적인 계산 파이프라인을 사용하여 데이터를 재처리하는 것이 가능합니다</text:span><text:span text:style-name="T10">. </text:span><text:span text:style-name="T14">우리는 </text:span><text:span text:style-name="T10">24</text:span><text:span text:style-name="T14">개 암 유형에 걸쳐 </text:span><text:span text:style-name="T10">9,264</text:span><text:span text:style-name="T14">개의 종양 샘플과 </text:span><text:span text:style-name="T10">741</text:span><text:span text:style-name="T14">개의 정상 샘플에 대한 원시 시퀀싱 데이터를 획득했으며</text:span><text:span text:style-name="T10">(</text:span><text:span text:style-name="T14">표 </text:span><text:span text:style-name="T10">1), </text:span><text:span text:style-name="T14">유전자에 대한 리드 할당과 관련하여 기존의 다른 방법들과 높은 일치성을 보이면서도 처리 시간이 상대적으로 짧은 </text:span><text:span text:style-name="T12">Subread </text:span><text:span text:style-name="T15">알고리즘</text:span><text:span text:style-name="T10">(Liao et al., 2014)</text:span><text:span text:style-name="T14">을 사용하여 데이터를 재처리했습니다</text:span><text:span text:style-name="T10">(SEQC/MAQC-III Consortium, 2014). RNA </text:span><text:span text:style-name="T14">전사체는 종종 여러 엑손</text:span><text:span text:style-name="T10">-</text:span><text:span text:style-name="T14">엑손 접합부</text:span><text:span text:style-name="T10">(junctions)</text:span><text:span text:style-name="T14">에 걸쳐 있어</text:span><text:span text:style-name="T10">, </text:span><text:span text:style-name="T14">정렬 도구</text:span><text:span text:style-name="T10">(aligner)</text:span><text:span text:style-name="T14">가 전사체 길이보다 작은 리드를 매핑하는 것을 어렵게 만듭니다</text:span><text:span text:style-name="T10">. </text:span><text:span text:style-name="T12">Rsubread</text:span><text:span text:style-name="T15">의 </text:span><text:span text:style-name="T12">'</text:span><text:span text:style-name="T15">투표 및 시드</text:span><text:span text:style-name="T12">(vote-and-seed)' </text:span><text:span text:style-name="T15">리드 매핑 기술</text:span><text:span text:style-name="T14">은 리드를 상대적으로 작은 세그먼트로 나누고</text:span><text:span text:style-name="T10">, </text:span><text:span text:style-name="T14">이 세그먼트들을 참조 게놈에 매핑하고 인접한 세그먼트들이 서로 다른 엑손에 매핑되는 위치를 식별함으로써 이 문제를 해결합니다</text:span><text:span text:style-name="T10">. </text:span><text:span text:style-name="T14">이 접근 방식은 </text:span><text:span text:style-name="T10">MapSplice</text:span><text:span text:style-name="T14">를 포함한 다른 정렬 도구보다 접합부 리드를 매핑하는 데 더 정확한 것으로 나타났습니다</text:span><text:span text:style-name="T10">(Liao et al., 2013). Subread </text:span><text:span text:style-name="T14">알고리즘을 구현하는 </text:span><text:span text:style-name="T10">Rsubread </text:span><text:span text:style-name="T14">패키지는 다음과 같은 이유로 이 작업에 편리합니다</text:span><text:span text:style-name="T10">: (i) </text:span><text:span text:style-name="T14">싱글 엔드</text:span><text:span text:style-name="T10">(single-end) </text:span><text:span text:style-name="T14">및 페어드 엔드</text:span><text:span text:style-name="T10">(paired-end) </text:span><text:span text:style-name="T14">리드 모두에 적용될 수 있습니다</text:span><text:span text:style-name="T10">; (ii) </text:span><text:span text:style-name="T14">다른 많은 방법보다 상당히 빠르고 컴퓨터 메모리를 적게 요구합니다</text:span><text:span text:style-name="T10">; (iii) </text:span><text:span text:style-name="T14">처리를 위해 외부 소프트웨어 패키지가 필요하지 않은 반면</text:span><text:span text:style-name="T10">, </text:span><text:span text:style-name="T14">다른 많은 패키지는 여러 패키지에 걸친 일련의 단계가 필요합니다</text:span><text:span text:style-name="T10">.</text:span></text:p>
      <text:p text:style-name="P2"><text:span text:style-name="T14">우리는 </text:span><text:span text:style-name="T10">Rsubread </text:span><text:span text:style-name="T14">패키지 내의 </text:span><text:span text:style-name="T12">featureCounts </text:span><text:span text:style-name="T15">기능</text:span><text:span text:style-name="T14">을 사용하여 데이터를 정수 기반의 유전자 수준 리드 카운트로 요약했으며</text:span><text:span text:style-name="T10">, </text:span><text:span text:style-name="T14">두 가지 유형의 정규화된 값을 계산했습니다</text:span><text:span text:style-name="T10">: </text:span><text:span text:style-name="T12">FPKM</text:span><text:span text:style-name="T10">(fragments per kilobase of exon per million reads mapped) </text:span><text:span text:style-name="T14">및 </text:span><text:span text:style-name="T12">TPM</text:span><text:span text:style-name="T10">(transcripts per million)(Li and Dewey, 2011; Mortazavi et al., 2008; Wagner et al., 2012). </text:span><text:span text:style-name="T14">이 파이프라인에서 </text:span><text:span text:style-name="T10">FPKM </text:span><text:span text:style-name="T14">및 </text:span><text:span text:style-name="T10">TPM </text:span><text:span text:style-name="T14">값은 매핑된 리드의 총 수와 겹치지 않는 엑손 염기쌍의 총 수를 사용하여 계산됩니다</text:span><text:span text:style-name="T10">. FPKM </text:span><text:span text:style-name="T14">및 </text:span><text:span text:style-name="T10">TPM </text:span><text:span text:style-name="T14">방법은 모두 게놈 특징의 길이를 고려합니다</text:span><text:span text:style-name="T10">. FPKM</text:span><text:span text:style-name="T14">은 시퀀싱된 리드의 수를 보정하고</text:span><text:span text:style-name="T10">, TPM</text:span><text:span text:style-name="T14">은 리드당 매핑된 염기의 평균 수를 고려합니다</text:span><text:span text:style-name="T10">. FPKM </text:span><text:span text:style-name="T14">값은 널리 사용되는 반면</text:span><text:span text:style-name="T10">, TPM </text:span><text:span text:style-name="T14">값은 불변 평균 기준</text:span><text:span text:style-name="T10">(invariant average criterion)</text:span><text:span text:style-name="T14">을 충족하는 것으로 나타났으므로 샘플 간에 더 비교 가능할 수 있습니다</text:span><text:span text:style-name="T10">(Wagner et al., 2012). </text:span><text:span text:style-name="T14">중요한 점은</text:span><text:span text:style-name="T10">, </text:span><text:span text:style-name="T12">FPKM </text:span><text:span text:style-name="T15">및 </text:span><text:span text:style-name="T12">TPM</text:span><text:span text:style-name="T15">은 개별 </text:span><text:span text:style-name="T12">RNA-Seq </text:span><text:span text:style-name="T15">샘플의 데이터만을 사용하여 계산된다</text:span><text:span text:style-name="T14">는 것입니다</text:span><text:span text:style-name="T10">. </text:span><text:span text:style-name="T14">따라서 데이터 세트에 새로운 샘플을 추가해도 기존 발현 </text:span><text:soft-page-break/><text:span text:style-name="T14">값을 변경할 필요가 없으며</text:span><text:span text:style-name="T10">, </text:span><text:span text:style-name="T14">이러한 접근 방식은 정밀 의학 애플리케이션 및 기술 플랫폼 간의 데이터 통합에 중요합니다</text:span><text:span text:style-name="T10">(Piccolo et al., 2012, 2013). </text:span><text:span text:style-name="T14">더욱이</text:span><text:span text:style-name="T10">, </text:span><text:span text:style-name="T14">우리가 원시 카운트</text:span><text:span text:style-name="T10">(raw counts)</text:span><text:span text:style-name="T14">를 제공했기 때문에 다른 사람들이 상대적으로 쉽게 다른 방법을 사용하여 데이터를 정규화하는 것이 가능합니다</text:span><text:span text:style-name="T10">. </text:span><text:span text:style-name="T14">우리는 이 샘플들에 대해 </text:span><text:span text:style-name="T10">TCGA</text:span><text:span text:style-name="T14">에서 제공하는 모든 임상 변수와 함께 이 데이터를 공개적으로 제공했습니다</text:span><text:span text:style-name="T10">. </text:span><text:span text:style-name="T14">우리는 또한 </text:span><text:span text:style-name="T10">RNA-Seq </text:span><text:span text:style-name="T14">샘플 식별자를 임상 식별자와 정렬했습니다</text:span><text:span text:style-name="T10">.</text:span></text:p>
      <text:p text:style-name="P2"><text:span text:style-name="T15">표 </text:span><text:span text:style-name="T12">1. </text:span><text:span text:style-name="T15">암 유형 및 총 샘플 수</text:span><text:span text:style-name="T14"> </text:span><text:span text:style-name="T10">(</text:span><text:span text:style-name="T14">생략 없이 나열</text:span><text:span text:style-name="T10">: ACC 79, BLCA 414, BRCA 1119, CESC 306, COAD 483, DLBC 48, GBM 170, HNSC 504, KICH 66, KIRC 542, KIRP 291, LAML 178, LGG 532, LIHC 374, LUAD 541, LUSC 502, OV 430, PRAD 502, READ 167, SKCM 472, STAD 420, THCA 513, UCEC 554, UCS 57) </text:span><text:span text:style-name="T14">데이터베이스에는 </text:span><text:span text:style-name="T10">24</text:span><text:span text:style-name="T14">개 암 유형에 걸쳐 총 </text:span><text:span text:style-name="T10">9,264</text:span><text:span text:style-name="T14">개의 종양 샘플이 포함되어 있습니다</text:span><text:span text:style-name="T10">.</text:span></text:p>
      <text:p text:style-name="P2"><text:span text:style-name="T12">2 </text:span><text:span text:style-name="T15">방법</text:span><text:span text:style-name="T14"> </text:span><text:span text:style-name="T12">2.1 HER2 </text:span><text:span text:style-name="T15">유전자 발현 프로파일링 데이터</text:span><text:span text:style-name="T14"> </text:span><text:span text:style-name="T10">TCGA </text:span><text:span text:style-name="T14">데이터를 분석하기 전에</text:span><text:span text:style-name="T10">, </text:span><text:span text:style-name="T14">우리는 유방암 세포에서 </text:span><text:span text:style-name="T10">HER2 (ERBB2) </text:span><text:span text:style-name="T14">과발현의 효과를 나타내는 실험적 데이터 세트를 생성했습니다</text:span><text:span text:style-name="T10">. </text:span><text:span text:style-name="T14">인간 유선 상피 세포</text:span><text:span text:style-name="T10">(HMECs)</text:span><text:span text:style-name="T14">를 사용하여</text:span><text:span text:style-name="T10">, HER2 </text:span><text:span text:style-name="T14">단백질이 실험적으로 활성화된 </text:span><text:span text:style-name="T10">5</text:span><text:span text:style-name="T14">개의 반복 실험군과 </text:span><text:span text:style-name="T10">12</text:span><text:span text:style-name="T14">개의 대조군 녹색 형광 단백질</text:span><text:span text:style-name="T10">(GFP) </text:span><text:span text:style-name="T14">반복 실험군을 생성했습니다</text:span><text:span text:style-name="T10">. </text:span><text:span text:style-name="T14">우리는 재조합 아데노바이러스를 사용하여 </text:span><text:span text:style-name="T10">HMEC</text:span><text:span text:style-name="T14">에서 </text:span><text:span text:style-name="T10">HER2(Vector Biolabs) </text:span><text:span text:style-name="T14">및 </text:span><text:span text:style-name="T10">GFP</text:span><text:span text:style-name="T14">를 과발현시켰습니다</text:span><text:span text:style-name="T10">. HMEC</text:span><text:span text:style-name="T14">는 무혈청 </text:span><text:span text:style-name="T10">WIT-P </text:span><text:span text:style-name="T14">배지</text:span><text:span text:style-name="T10">(Stemgent)</text:span><text:span text:style-name="T14">에서 배양되었으며 감염 전 </text:span><text:span text:style-name="T10">36</text:span><text:span text:style-name="T14">시간 동안 성장 인자가 결핍되었습니다</text:span><text:span text:style-name="T10">. HER2 </text:span><text:span text:style-name="T14">발현 또는 </text:span><text:span text:style-name="T10">GFP </text:span><text:span text:style-name="T14">발현 아데노바이러스</text:span><text:span text:style-name="T10">(MOI 500)</text:span><text:span text:style-name="T14">를 조건 배지에 있는 </text:span><text:span text:style-name="T10">HMEC </text:span><text:span text:style-name="T14">세포에 첨가하고 </text:span><text:span text:style-name="T10">18</text:span><text:span text:style-name="T14">시간 동안 세포와 함께 배양했습니다</text:span><text:span text:style-name="T10">. </text:span><text:span text:style-name="T14">세포를 인산염 완충 식염수로 세척하고</text:span><text:span text:style-name="T10">, RNAlater(Ambion)</text:span><text:span text:style-name="T14">에 긁어 담았으며</text:span><text:span text:style-name="T10">, DNase</text:span><text:span text:style-name="T14">가 포함된 </text:span><text:span text:style-name="T10">RNeasy </text:span><text:span text:style-name="T14">키트</text:span><text:span text:style-name="T10">(Qiagen)</text:span><text:span text:style-name="T14">를 사용하여 펠렛화된 세포에서 </text:span><text:span text:style-name="T10">RNA</text:span><text:span text:style-name="T14">를 추출했습니다</text:span><text:span text:style-name="T10">. </text:span><text:span text:style-name="T14">성분이 발현되는지 확인하기 위해</text:span><text:span text:style-name="T10">, HER2-</text:span><text:span text:style-name="T14">아데노바이러스 벡터 및 </text:span><text:span text:style-name="T10">GFP-</text:span><text:span text:style-name="T14">아데노바이러스 벡터에 감염된 </text:span><text:span text:style-name="T10">HMEC </text:span><text:span text:style-name="T14">세포의 용해물을 만들고</text:span><text:span text:style-name="T10">, </text:span><text:span text:style-name="T14">이 용해물을 나트륨 도데실 설페이트</text:span><text:span text:style-name="T10">-</text:span><text:span text:style-name="T14">폴리아크릴아미드 겔 전기영동</text:span><text:span text:style-name="T10">/</text:span><text:span text:style-name="T14">웨스턴 블롯으로 </text:span><text:span text:style-name="T10">HER2 </text:span><text:span text:style-name="T14">경로 단백질 성분의 발현 여부를 분석했습니다</text:span><text:span text:style-name="T10">. HER2 </text:span><text:span text:style-name="T14">과발현 및 활성은 </text:span><text:span text:style-name="T10">HER2 </text:span><text:span text:style-name="T14">및 활성화된 </text:span><text:span text:style-name="T10">HER2(phospho-Tyr1173-HER2, </text:span><text:span text:style-name="T14">보충 그림 </text:span><text:span text:style-name="T10">S1)</text:span><text:span text:style-name="T14">에 대한 웨스턴 블로팅으로 확인되었습니다</text:span><text:span text:style-name="T10">. </text:span><text:span text:style-name="T14">추출된 </text:span><text:span text:style-name="T10">RNA</text:span><text:span text:style-name="T14">로부터 </text:span><text:span text:style-name="T10">Illumina Stranded TruSeq </text:span><text:span text:style-name="T14">프로토콜을 사용하여 </text:span><text:span text:style-name="T10">cDNA </text:span><text:span text:style-name="T14">라이브러리를 준비한 다음</text:span><text:span text:style-name="T10">, </text:span><text:span text:style-name="T14">레인당 </text:span><text:span text:style-name="T10">6</text:span><text:span text:style-name="T14">개의 샘플로 </text:span><text:span text:style-name="T10">Illumina HiSeq 2000 </text:span><text:span text:style-name="T14">시퀀싱 플랫폼을 사용하여 시퀀싱했습니다</text:span><text:span text:style-name="T10">. 101</text:span><text:span text:style-name="T14">개 염기쌍의 싱글 엔드 리드가 생성되었습니다</text:span><text:span text:style-name="T10">. </text:span><text:span text:style-name="T14">이 데이터 세트는 액세션 번호 </text:span><text:span text:style-name="T10">GSE62820</text:span><text:span text:style-name="T14">을 통해 </text:span><text:span text:style-name="T10">Gene Expression Omnibus</text:span><text:span text:style-name="T14">에서 확인할 수 있습니다</text:span><text:span text:style-name="T10">.</text:span></text:p>
      <text:p text:style-name="P2"><text:span text:style-name="T12">2.2 TCGA </text:span><text:span text:style-name="T15">데이터 획득</text:span><text:span text:style-name="T14"> 우리는 </text:span><text:span text:style-name="T10">12</text:span><text:span text:style-name="T14">개 암 유형에 대한 </text:span><text:span text:style-name="T10">TCGA Level 3 </text:span><text:span text:style-name="T14">데이터를 </text:span><text:span text:style-name="T10">Synapse </text:span><text:span text:style-name="T14">포털을 통해 다운로드했습니다</text:span><text:span text:style-name="T10">(https://www.synapse.org/#!Synapse:syn1695324). </text:span><text:span text:style-name="T14">여기에는 </text:span><text:span text:style-name="T10">TCGA</text:span><text:span text:style-name="T14">의 표준 파이프라인을 사용하여 전처리된 </text:span><text:span text:style-name="T10">3,468</text:span><text:span text:style-name="T14">개의 샘플이 포함되었습니다</text:span><text:span text:style-name="T10">. Rsubread</text:span><text:span text:style-name="T14">로 </text:span><text:span text:style-name="T10">TCGA </text:span><text:span text:style-name="T14">데이터를 재처리하기 위해</text:span><text:span text:style-name="T10">, </text:span><text:span text:style-name="T14">국립 암 연구소의 </text:span><text:span text:style-name="T10">Cancer Genomics Hub(Wilks et al., 2014)</text:span><text:span text:style-name="T14">를 통해 사용 가능한 모든 </text:span><text:span text:style-name="T10">TCGA </text:span><text:span text:style-name="T14">종양 샘플에 대해 </text:span><text:span text:style-name="T10">FASTQ </text:span><text:span text:style-name="T14">형식의 파일을 다운로드했습니다</text:span><text:span text:style-name="T10">. </text:span><text:span text:style-name="T14">여기에는 </text:span><text:span text:style-name="T10">24</text:span><text:span text:style-name="T14">개 암 유형에 걸친 총 </text:span><text:span text:style-name="T10">9,264</text:span><text:span text:style-name="T14">개의 종양 샘플이 포함되었습니다</text:span><text:span text:style-name="T10">(</text:span><text:span text:style-name="T14">표 </text:span><text:span text:style-name="T10">1). </text:span><text:span text:style-name="T14">일부 환자 샘플은 여러 번 시퀀싱되었으며</text:span><text:span text:style-name="T10">, </text:span><text:span text:style-name="T14">이러한 경우 각 반복 실험을 포함했습니다</text:span><text:span text:style-name="T10">. </text:span><text:span text:style-name="T14">우리는 </text:span><text:span text:style-name="T10">2015</text:span><text:span text:style-name="T14">년 </text:span><text:span text:style-name="T10">5</text:span><text:span text:style-name="T14">월 </text:span><text:span text:style-name="T10">20</text:span><text:span text:style-name="T14">일에 </text:span><text:span text:style-name="T10">TCGA </text:span><text:span text:style-name="T14">데이터 </text:span><text:soft-page-break/><text:span text:style-name="T14">포털</text:span><text:span text:style-name="T10">(https://tcga-data.nci.nih.gov/tcga/dataAccessMatrix.htm)</text:span><text:span text:style-name="T14">에서 </text:span><text:span text:style-name="T10">'Biotab' </text:span><text:span text:style-name="T14">형식의 </text:span><text:span text:style-name="T10">TCGA </text:span><text:span text:style-name="T14">임상 데이터를 다운로드했으며</text:span><text:span text:style-name="T10">, nationwidechildrens.org_clinical_patient_[</text:span><text:span text:style-name="T14">암유형약어소문자</text:span><text:span text:style-name="T10">].txt </text:span><text:span text:style-name="T14">파일에서 보고된 모든 임상 변수를 추출했습니다</text:span><text:span text:style-name="T10">. </text:span><text:span text:style-name="T14">이 파일들에서는 </text:span><text:span text:style-name="T10">12</text:span><text:span text:style-name="T14">자 환자 식별자가 사용된 반면</text:span><text:span text:style-name="T10">, RNA-Seq </text:span><text:span text:style-name="T14">샘플 식별자는 더 길었습니다</text:span><text:span text:style-name="T10">. </text:span><text:span text:style-name="T14">이 두 데이터 소스를 더 쉽게 통합하기 위해</text:span><text:span text:style-name="T10">, </text:span><text:span text:style-name="T14">임상 파일의 </text:span><text:span text:style-name="T10">'bcr_patient_barcode' </text:span><text:span text:style-name="T14">값을 일치시켜 짧은 </text:span><text:span text:style-name="T10">ID</text:span><text:span text:style-name="T14">를 전체 </text:span><text:span text:style-name="T10">ID</text:span><text:span text:style-name="T14">로 변환했습니다</text:span><text:span text:style-name="T10">. </text:span><text:span text:style-name="T14">여러 </text:span><text:span text:style-name="T10">RNA-Seq </text:span><text:span text:style-name="T14">반복 실험이 있는 환자의 경우</text:span><text:span text:style-name="T10">, </text:span><text:span text:style-name="T14">임상 데이터 파일에 여러 열을 제공합니다</text:span><text:span text:style-name="T10">. </text:span><text:span text:style-name="T14">특정 환자에 대해 임상 파일에 정보가 보고되지 않은 경우 값을 </text:span><text:span text:style-name="T10">'NA'</text:span><text:span text:style-name="T14">로 설정했습니다</text:span><text:span text:style-name="T10">. </text:span><text:span text:style-name="T14">종양 샘플에 대해 사용 가능한 시퀀스가 여러 개 있는 경우 해당 샘플에 대해 사용 가능한 임상 변수를 복제했습니다</text:span><text:span text:style-name="T10">. </text:span><text:span text:style-name="T14">총 </text:span><text:span text:style-name="T10">548</text:span><text:span text:style-name="T14">개의 임상 변수를 포함했습니다</text:span><text:span text:style-name="T10">.</text:span></text:p>
      <text:p text:style-name="P2"><text:span text:style-name="T12">2.3 </text:span><text:span text:style-name="T15">데이터 처리 및 정규화</text:span><text:span text:style-name="T14"> 우리의 </text:span><text:span text:style-name="T10">HER2 </text:span><text:span text:style-name="T14">발현 프로파일링 데이터에 대해</text:span><text:span text:style-name="T10">, </text:span><text:span text:style-name="T14">우리는 </text:span><text:span text:style-name="T10">TCGA </text:span><text:span text:style-name="T14">컨소시엄이 </text:span><text:span text:style-name="T10">'Level 3' </text:span><text:span text:style-name="T14">값을 생성하기 위해 사용하는 것과 동일한 단계를 사용하여 유전자 수준 값을 계산했습니다</text:span><text:span text:style-name="T10">. </text:span><text:span text:style-name="T14">이 파이프라인에 사용된 참조 데이터</text:span><text:span text:style-name="T10">, Perl </text:span><text:span text:style-name="T14">스크립트 및 매개변수는 여기에 설명되어 있습니다</text:span><text:span text:style-name="T10">: https://cghub.ucsc.edu/docs/tcga/UNC_mRNAseq_summary.pdf. </text:span><text:span text:style-name="T14">일부 경우</text:span><text:span text:style-name="T10">, </text:span><text:span text:style-name="T14">위 문서에 지정된 소프트웨어 버전이 싱글 엔드 리드를 처리할 수 없었습니다</text:span><text:span text:style-name="T10">. </text:span><text:span text:style-name="T14">이러한 경우</text:span><text:span text:style-name="T10">, </text:span><text:span text:style-name="T14">우리는 싱글 엔드 리드를 처리할 수 있는 이러한 소프트웨어 도구의 최신 버전을 사용했습니다</text:span><text:span text:style-name="T10">. </text:span><text:span text:style-name="T14">아래에 이러한 버전들을 나열합니다</text:span><text:span text:style-name="T10">: MapSplice v 12_07 (Wang et al., 2010), RSEM v1.2.12 (Li and Dewey, 2011), UBU v1.2, Picard-tools v1.82, BedTools v2.17.0 (Quinlan and Hall, 2010).</text:span></text:p>
      <text:p text:style-name="P2"><text:span text:style-name="T14">우리의 </text:span><text:span text:style-name="T10">HER2 </text:span><text:span text:style-name="T14">데이터와 </text:span><text:span text:style-name="T10">TCGA </text:span><text:span text:style-name="T14">샘플에 대해</text:span><text:span text:style-name="T10">, </text:span><text:span text:style-name="T14">리드를 정렬하고 유전자 수준 요약 값을 생성하기 위해 </text:span><text:span text:style-name="T10">Rsubread </text:span><text:span text:style-name="T14">패키지</text:span><text:span text:style-name="T10">(</text:span><text:span text:style-name="T14">버전 </text:span><text:span text:style-name="T10">v1.14.2; Liao et al., 2014)</text:span><text:span text:style-name="T14">를 사용했습니다</text:span><text:span text:style-name="T10">. </text:span><text:span text:style-name="T14">정렬을 위해 </text:span><text:span text:style-name="T10">UCSC hg19 </text:span><text:span text:style-name="T14">참조와 </text:span><text:span text:style-name="T10">http://support.illumina.com/sequencing/sequencing_software/igenome.html </text:span><text:span text:style-name="T14">에서 제공되는 해당 유전자 주석 형식 파일을 사용했습니다</text:span><text:span text:style-name="T10">. </text:span><text:span text:style-name="T14">이 파이프라인 내에서</text:span><text:span text:style-name="T10">, Rsubread </text:span><text:span text:style-name="T14">패키지</text:span><text:span text:style-name="T10">(Liao et al., 2014)</text:span><text:span text:style-name="T14">의 </text:span><text:span text:style-name="T10">featureCounts </text:span><text:span text:style-name="T14">기능을 사용하여 정수 기반의 유전자 카운트를 얻었습니다</text:span><text:span text:style-name="T10">. </text:span><text:span text:style-name="T14">우리는 </text:span><text:span text:style-name="T10">FPKM </text:span><text:span text:style-name="T14">값</text:span><text:span text:style-name="T10">(Li and Dewey, 2011)</text:span><text:span text:style-name="T14">을 계산하기 위해 </text:span><text:span text:style-name="T10">limma(</text:span><text:span text:style-name="T14">버전 </text:span><text:span text:style-name="T10">3.20.9; Smyth, 2004) </text:span><text:span text:style-name="T14">및 </text:span><text:span text:style-name="T10">edgeR(</text:span><text:span text:style-name="T14">버전 </text:span><text:span text:style-name="T10">v3.6.8; Nikolayeva and Robinson, 2014; Robinson et al., 2010) </text:span><text:span text:style-name="T14">패키지를 사용했고</text:span><text:span text:style-name="T10">, FPKM</text:span><text:span text:style-name="T14">을 </text:span><text:span text:style-name="T10">TPM </text:span><text:span text:style-name="T14">값</text:span><text:span text:style-name="T10">(Li and Dewey, 2011; Wagner et al., 2012)</text:span><text:span text:style-name="T14">으로 변환하기 위해 맞춤형 스크립트를 사용했습니다</text:span><text:span text:style-name="T10">. </text:span><text:span text:style-name="T14">우리는 </text:span><text:span text:style-name="T10">R </text:span><text:span text:style-name="T14">버전 </text:span><text:span text:style-name="T10">3.1.0 </text:span><text:span text:style-name="T14">및 </text:span><text:span text:style-name="T10">Bioconductor </text:span><text:span text:style-name="T14">버전 </text:span><text:span text:style-name="T10">2.14(Gentleman et al., 2004; R Core Team, 2014)</text:span><text:span text:style-name="T14">를 사용했습니다</text:span><text:span text:style-name="T10">. </text:span><text:span text:style-name="T14">사전 정규화된 유전자 카운트를 평가할 때</text:span><text:span text:style-name="T10">, RSEM</text:span><text:span text:style-name="T14">에서 생성된 </text:span><text:span text:style-name="T10">'.genes.results' </text:span><text:span text:style-name="T14">파일의 </text:span><text:span text:style-name="T10">'expected_count' </text:span><text:span text:style-name="T14">열과 </text:span><text:span text:style-name="T10">Rsubread</text:span><text:span text:style-name="T14">의 가공되지 않은 정수 기반 유전자 카운트를 사용했습니다</text:span><text:span text:style-name="T10">. </text:span><text:span text:style-name="T14">처리된 모든 </text:span><text:span text:style-name="T10">TCGA </text:span><text:span text:style-name="T14">데이터는 액세션 번호 </text:span><text:span text:style-name="T10">GSE62944</text:span><text:span text:style-name="T14">를 통해 </text:span><text:span text:style-name="T10">Gene Expression Omnibus</text:span><text:span text:style-name="T14">에서 액세스할 수 있습니다</text:span><text:span text:style-name="T10">. </text:span><text:span text:style-name="T14">여기에는 정수 기반 유전자 카운트</text:span><text:span text:style-name="T10">, FPKM </text:span><text:span text:style-name="T14">및 </text:span><text:span text:style-name="T10">TPM </text:span><text:span text:style-name="T14">값뿐만 아니라 임상 데이터가 포함됩니다</text:span><text:span text:style-name="T10">.</text:span></text:p>
      <text:p text:style-name="P2"><text:span text:style-name="T12">2.4 </text:span><text:span text:style-name="T15">통계적 절차</text:span><text:span text:style-name="T14"> 본 연구에서 그룹 간 유전자 발현 값을 비교할 때</text:span><text:span text:style-name="T10">, Hedges</text:span><text:span text:style-name="T14">의 공식</text:span><text:span text:style-name="T10">(Hedges, 1981, 1985)</text:span><text:span text:style-name="T14">을 사용하여 표준화된 평균 차이를 계산했습니다</text:span><text:span text:style-name="T10">. </text:span><text:span text:style-name="T14">변동성을 평가하기 위해 변동 계수</text:span><text:span text:style-name="T10">(CV)</text:span><text:span text:style-name="T14">를 사용했습니다</text:span><text:span text:style-name="T10">. caret </text:span><text:span text:style-name="T14">패키지에 구현된 </text:span><text:span text:style-name="T10">Random Forests </text:span><text:span text:style-name="T14">분류 알고리즘</text:span><text:span text:style-name="T10">(Kuhn, 2008)</text:span><text:span text:style-name="T14">을 사용했습니다</text:span><text:span text:style-name="T10">. </text:span><text:span text:style-name="T14">이 논문에 사용된 데이터 </text:span><text:soft-page-break/><text:span text:style-name="T14">처리 파이프라인 및 분석 스크립트는 </text:span><text:span text:style-name="T10">https://github.com/srp33/TCGA_RNASeq_Clinical </text:span><text:span text:style-name="T14">에서 확인할 수 있습니다</text:span><text:span text:style-name="T10">.</text:span></text:p>
      <text:p text:style-name="P2"><text:span text:style-name="T12">3 </text:span><text:span text:style-name="T15">결과</text:span><text:span text:style-name="T14"> </text:span><text:span text:style-name="T12">3.1 </text:span><text:span text:style-name="T15">생물학적 반복 실험의 평가</text:span><text:span text:style-name="T14"> 우리의 초기 목표는 </text:span><text:span text:style-name="T10">HER2 </text:span><text:span text:style-name="T14">활성화를 나타내는 유전자 발현 시그니처를 생성하고</text:span><text:span text:style-name="T10">, </text:span><text:span text:style-name="T14">해당 시그니처를 사용하여 </text:span><text:span text:style-name="T10">HER2 </text:span><text:span text:style-name="T14">경로가 활성화된 </text:span><text:span text:style-name="T10">TCGA</text:span><text:span text:style-name="T14">의 유방 종양을 식별하는 것이었습니다</text:span><text:span text:style-name="T10">. TCGA</text:span><text:span text:style-name="T14">와의 일관성을 위해</text:span><text:span text:style-name="T10">, </text:span><text:span text:style-name="T14">우리는 처음에 </text:span><text:span text:style-name="T10">TCGA </text:span><text:span text:style-name="T14">컨소시엄에서 사용하는 것과 동일한 파이프라인을 사용하여 </text:span><text:span text:style-name="T10">RNA-Seq </text:span><text:span text:style-name="T14">시그니처 데이터를 처리했습니다</text:span><text:span text:style-name="T10">. </text:span><text:span text:style-name="T14">그러나 이 데이터를 조사했을 때</text:span><text:span text:style-name="T10">, </text:span><text:span text:style-name="T14">우리는 생물학적 반복 실험 간의 불일치를 관찰했습니다</text:span><text:span text:style-name="T10">. </text:span><text:span text:style-name="T14">예를 들어</text:span><text:span text:style-name="T10">, </text:span><text:span text:style-name="T14">그림 </text:span><text:span text:style-name="T10">1</text:span><text:span text:style-name="T14">에 예시된 바와 같이</text:span><text:span text:style-name="T10">, </text:span><text:span text:style-name="T14">우리는 일부 반복 실험이 </text:span><text:span text:style-name="T10">HER2 </text:span><text:span text:style-name="T14">활성 세포와 </text:span><text:span text:style-name="T10">GFP </text:span><text:span text:style-name="T14">대조군 간에 발현의 가장 큰 차이를 보인 유전자에 대해 상당히 다른 발현 패턴을 나타내는 것을 발견했습니다</text:span><text:span text:style-name="T10">. </text:span><text:span text:style-name="T14">이러한 불일치가 시그니처 기반 예측의 효과를 감소시킬 수 있다는 우려 때문에</text:span><text:span text:style-name="T10">, </text:span><text:span text:style-name="T14">우리는 데이터를 더 조사하고 대안으로 </text:span><text:span text:style-name="T10">Rsubread </text:span><text:span text:style-name="T14">파이프라인을 탐색했습니다</text:span><text:span text:style-name="T10">.</text:span></text:p>
      <text:p text:style-name="P2"><text:span text:style-name="T14">우리는 생물학적 반복 실험에서 관찰한 불일치가 </text:span><text:span text:style-name="T15">매핑된 리드의 총 수의 차이</text:span><text:span text:style-name="T12">, </text:span><text:span text:style-name="T15">극도로 높은 수준으로 발현된 유전자</text:span><text:span text:style-name="T12">, </text:span><text:span text:style-name="T15">또는 샘플당 제로 카운트 유전자 수의 차이</text:span><text:span text:style-name="T14">로 인해 발생했을 수 있다고 가설을 세웠습니다</text:span><text:span text:style-name="T10">. </text:span><text:span text:style-name="T14">다른 사람들은 이러한 요인들을 </text:span><text:span text:style-name="T10">TCGA Level 3 </text:span><text:span text:style-name="T14">처리 파이프라인에서 사용되는 상위 </text:span><text:span text:style-name="T10">4</text:span><text:span text:style-name="T14">분위수 정규화 단계의 잠재적 한계로 설명했습니다</text:span><text:span text:style-name="T10">(Dillies et al., 2013). </text:span><text:span text:style-name="T14">이에 따라</text:span><text:span text:style-name="T10">, </text:span><text:span text:style-name="T14">우리는 </text:span><text:span text:style-name="T10">Rsubread</text:span><text:span text:style-name="T14">를 사용하여 데이터를 재처리하고 두 파이프라인 중 하나를 사용하여 처리된 데이터에 대해 이러한 변수들의 효과를 이해하기 위해 다양한 분석을 수행했습니다</text:span><text:span text:style-name="T10">. </text:span><text:span text:style-name="T14">또한</text:span><text:span text:style-name="T10">, </text:span><text:span text:style-name="T14">우리는 다양한 의생명 연구 맥락에서 두 데이터 세트의 성능을 비교하기 위해 다양한 분석을 수행했습니다</text:span><text:span text:style-name="T10">(</text:span><text:span text:style-name="T14">보충 표 </text:span><text:span text:style-name="T10">S1).</text:span></text:p>
      <text:p text:style-name="P2"><text:span text:style-name="T12">3.2 </text:span><text:span text:style-name="T15">원시 유전자 카운트 분석</text:span><text:span text:style-name="T14"> 먼저</text:span><text:span text:style-name="T10">, </text:span><text:span text:style-name="T14">우리는 우리의 </text:span><text:span text:style-name="T10">HER2(n=5) </text:span><text:span text:style-name="T14">및 대조군</text:span><text:span text:style-name="T10">(n=12) </text:span><text:span text:style-name="T14">반복 실험에 대해 </text:span><text:span text:style-name="T10">TCGA Level 3</text:span><text:span text:style-name="T14">와 </text:span><text:span text:style-name="T10">Rsubread </text:span><text:span text:style-name="T14">처리 파이프라인 간의 원시</text:span><text:span text:style-name="T10">(</text:span><text:span text:style-name="T14">비정규화된</text:span><text:span text:style-name="T10">) </text:span><text:span text:style-name="T14">유전자 카운트를 비교했습니다</text:span><text:span text:style-name="T10">. TCGA Level 3 </text:span><text:span text:style-name="T14">파이프라인은 기대 카운트</text:span><text:span text:style-name="T10">(expected counts)</text:span><text:span text:style-name="T14">를 부동 소수점</text:span><text:span text:style-name="T10">(</text:span><text:span text:style-name="T14">비정수</text:span><text:span text:style-name="T10">) </text:span><text:span text:style-name="T14">숫자로 생성하는 반면</text:span><text:span text:style-name="T10">, </text:span><text:span text:style-name="T12">Rsubread</text:span><text:span text:style-name="T15">는 유전자당 매핑된 리드 수를 나타내는 정수 기반 유전자 카운트를 생성합니다</text:span><text:span text:style-name="T12">.</text:span><text:span text:style-name="T10"> </text:span><text:span text:style-name="T14">두 파이프라인 모두에서</text:span><text:span text:style-name="T10">, HER2 </text:span><text:span text:style-name="T14">유전자 카운트는 대조군 샘플에 비해 </text:span><text:span text:style-name="T10">HER2 </text:span><text:span text:style-name="T14">활성 세포에서 유의하게 과발현되었습니다</text:span><text:span text:style-name="T10">(</text:span><text:span text:style-name="T14">보충 그림 </text:span><text:span text:style-name="T10">S2). </text:span><text:span text:style-name="T14">그러나 </text:span><text:span text:style-name="T10">HER2 </text:span><text:span text:style-name="T14">활성 세포와 대조군 간의 발현 차이는 </text:span><text:span text:style-name="T10">Rsubread </text:span><text:span text:style-name="T14">데이터에서 더 컸습니다</text:span><text:span text:style-name="T10">(TCGA</text:span><text:span text:style-name="T14">에 대한 표준화된 평균 차이</text:span><text:span text:style-name="T10">: 10.0; Rsubread: 23.8). </text:span><text:span text:style-name="T14">이러한 차이를 더 탐구하기 위해</text:span><text:span text:style-name="T10">, </text:span><text:span text:style-name="T14">우리는 두 파이프라인 간의 샘플당 총 매핑된 리드 수를 비교했습니다</text:span><text:span text:style-name="T10">. HER2 </text:span><text:span text:style-name="T14">활성화 샘플의 경우</text:span><text:span text:style-name="T10">, </text:span><text:span text:style-name="T15">총 매핑된 리드 수는 </text:span><text:span text:style-name="T12">Rsubread </text:span><text:span text:style-name="T15">데이터보다 </text:span><text:span text:style-name="T12">TCGA Level 3 </text:span><text:span text:style-name="T15">데이터에서 훨씬 더 가변적이었습니다</text:span><text:span text:style-name="T10">(</text:span><text:span text:style-name="T14">그림 </text:span><text:span text:style-name="T10">2). </text:span><text:span text:style-name="T14">그림 </text:span><text:span text:style-name="T10">1</text:span><text:span text:style-name="T14">에서 시각적 차이를 보였던 것과 동일한 샘플인 두 개의 </text:span><text:span text:style-name="T10">HER2 </text:span><text:span text:style-name="T14">활성화 샘플</text:span><text:span text:style-name="T10">(2 </text:span><text:span text:style-name="T14">및 </text:span><text:span text:style-name="T10">4)</text:span><text:span text:style-name="T14">은 </text:span><text:span text:style-name="T10">TCGA </text:span><text:span text:style-name="T14">파이프라인이 사용되었을 때 총 매핑된 리드 수가 상당히 적었습니다</text:span><text:span text:style-name="T10">. </text:span><text:span text:style-name="T14">샘플당 총 매핑된 리드의 경험적 누적 분포를 플로팅했을 때</text:span><text:span text:style-name="T10">(</text:span><text:span text:style-name="T14">그림 </text:span><text:span text:style-name="T10">3 </text:span><text:span text:style-name="T14">및 보충 그림 </text:span><text:span text:style-name="T10">S3), </text:span><text:span text:style-name="T14">우리는 동일한 </text:span><text:span text:style-name="T10">HER2 </text:span><text:span text:style-name="T14">활성화 샘플이 제로 리드 카운트를 가진 유전자의 수가 상대적으로 많기 때문에 상이한 전체 발현 패턴을 보인다는 것을 관찰했습니다</text:span><text:span text:style-name="T10">. </text:span><text:span text:style-name="T14">이러한 관찰은 </text:span><text:span text:style-name="T12">Rsubread</text:span><text:span text:style-name="T15">가 라이브러리 크기의 차이에 덜 민감하며 극도로 낮은 수준으로 발현된 유전자를 더 일관되게 식별한다</text:span><text:span text:style-name="T14">는 것을 시사합니다</text:span><text:span text:style-name="T10">.</text:span></text:p>
      <text:p text:style-name="P2"><text:soft-page-break/><text:span text:style-name="T12">3.3 </text:span><text:span text:style-name="T15">정규화된 유전자 발현 분석</text:span><text:span text:style-name="T14"> 우리는 두 파이프라인 중 하나를 사용하여 생성된 정규화된 값에 대해서도 유사한 발견을 관찰했습니다</text:span><text:span text:style-name="T10">. </text:span><text:span text:style-name="T14">총 정규화 발현의 경험적 누적 분포는 </text:span><text:span text:style-name="T10">TCGA Level 3 </text:span><text:span text:style-name="T14">데이터보다 </text:span><text:span text:style-name="T10">Rsubread </text:span><text:span text:style-name="T14">데이터</text:span><text:span text:style-name="T10">(FPKM </text:span><text:span text:style-name="T14">및 </text:span><text:span text:style-name="T10">TPM)</text:span><text:span text:style-name="T14">에서 더 일관적이었습니다</text:span><text:span text:style-name="T10">(</text:span><text:span text:style-name="T14">보충 그림 </text:span><text:span text:style-name="T10">S4). HER2 </text:span><text:span text:style-name="T14">유전자 발현 수준은 </text:span><text:span text:style-name="T10">Level 3 </text:span><text:span text:style-name="T14">데이터보다 </text:span><text:span text:style-name="T10">Rsubread </text:span><text:span text:style-name="T14">값에서 반복 실험 간에 덜 가변적이었습니다</text:span><text:span text:style-name="T10">(FPKM</text:span><text:span text:style-name="T14">에 대한 </text:span><text:span text:style-name="T10">CV=0.09; TPM=0.06; Level 3=0.30). HER2 </text:span><text:span text:style-name="T14">활성 세포와 대조군 간의 발현 차이도 </text:span><text:span text:style-name="T10">Rsubread </text:span><text:span text:style-name="T14">데이터에서 더 컸습니다</text:span><text:span text:style-name="T10">(FPKM</text:span><text:span text:style-name="T14">에 대한 표준화된 평균 차이</text:span><text:span text:style-name="T10">=66.9; TPM=67.2; Level 3=25.8; </text:span><text:span text:style-name="T14">보충 그림 </text:span><text:span text:style-name="T10">S4 </text:span><text:span text:style-name="T14">참조</text:span><text:span text:style-name="T10">). </text:span><text:span text:style-name="T14">또한</text:span><text:span text:style-name="T10">, </text:span><text:span text:style-name="T14">대조군 및 </text:span><text:span text:style-name="T10">HER2 </text:span><text:span text:style-name="T14">활성화 반복 실험의 모든 유전자에 걸쳐</text:span><text:span text:style-name="T10">, </text:span><text:span text:style-name="T14">변동 계수는 </text:span><text:span text:style-name="T10">TCGA Level 3 </text:span><text:span text:style-name="T14">데이터보다 </text:span><text:span text:style-name="T10">Rsubread </text:span><text:span text:style-name="T14">처리 데이터에서 더 작았습니다</text:span><text:span text:style-name="T10">(</text:span><text:span text:style-name="T14">보충 그림 </text:span><text:span text:style-name="T10">S5). </text:span><text:span text:style-name="T14">이러한 관찰은 </text:span><text:span text:style-name="T10">TCGA Level 3 </text:span><text:span text:style-name="T14">데이터에서 상이한 유전자 카운트 분포를 보였던 두 개의 </text:span><text:span text:style-name="T10">HER2 </text:span><text:span text:style-name="T14">반복 실험을 제외하더라도 일관되게 유지되었습니다</text:span><text:span text:style-name="T10">(</text:span><text:span text:style-name="T14">보충 표 </text:span><text:span text:style-name="T10">S2).</text:span></text:p>
      <text:p text:style-name="P2"><text:span text:style-name="T14">우리는 </text:span><text:span text:style-name="T10">TCGA Level 3</text:span><text:span text:style-name="T14">와 </text:span><text:span text:style-name="T10">Rsubread TPM </text:span><text:span text:style-name="T14">데이터 간에 겹치는 유전자를 사용하여 </text:span><text:span text:style-name="T10">GFP </text:span><text:span text:style-name="T14">샘플당 제로 발현 유전자 수를 계산했습니다</text:span><text:span text:style-name="T10">. Level 3 </text:span><text:span text:style-name="T14">데이터는 </text:span><text:span text:style-name="T10">GFP </text:span><text:span text:style-name="T14">반복 실험당 더 많은 수의 제로 발현 유전자를 포함했습니다</text:span><text:span text:style-name="T10">(Level 3 </text:span><text:span text:style-name="T14">중앙값</text:span><text:span text:style-name="T10">: 4452; Rsubread TPM: 4174). </text:span><text:span text:style-name="T14">반복 실험에 걸쳐 적어도 하나의 제로 값을 가진 각 유전자에 대해</text:span><text:span text:style-name="T10">, </text:span><text:span text:style-name="T14">특정 유전자에 대해 제로 값을 가진 샘플의 수를 계산했습니다</text:span><text:span text:style-name="T10">. </text:span><text:span text:style-name="T14">평균은 </text:span><text:span text:style-name="T10">TCGA Level 3</text:span><text:span text:style-name="T14">의 경우 </text:span><text:span text:style-name="T10">7.50(12</text:span><text:span text:style-name="T14">개 중</text:span><text:span text:style-name="T10">)</text:span><text:span text:style-name="T14">이었고 </text:span><text:span text:style-name="T10">Rsubread</text:span><text:span text:style-name="T14">의 경우 </text:span><text:span text:style-name="T10">8.92</text:span><text:span text:style-name="T14">였습니다</text:span><text:span text:style-name="T10">. Level 3 </text:span><text:span text:style-name="T14">샘플이 모든 유전자에 걸쳐 전체적으로 더 높은 수의 제로 값을 가졌음에도 불구하고</text:span><text:span text:style-name="T10">(</text:span><text:span text:style-name="T14">보충 그림 </text:span><text:span text:style-name="T10">S6), </text:span><text:span text:style-name="T14">이러한 값은 특정 유전자에 대해 덜 일관적이었습니다</text:span><text:span text:style-name="T10">. </text:span><text:span text:style-name="T14">이러한 발견은 </text:span><text:span text:style-name="T12">Level 3 </text:span><text:span text:style-name="T15">파이프라인에서 사용된 정렬</text:span><text:span text:style-name="T12">, </text:span><text:span text:style-name="T15">카운트 추정 및</text:span><text:span text:style-name="T12">/</text:span><text:span text:style-name="T15">또는 상위 </text:span><text:span text:style-name="T12">4</text:span><text:span text:style-name="T15">분위수 정규화 단계가 반복 실험 간의 가변성을 초래하며</text:span><text:span text:style-name="T10">, Rsubread FPKM </text:span><text:span text:style-name="T14">및 </text:span><text:span text:style-name="T10">TPM </text:span><text:span text:style-name="T14">값이 반복 실험 간에 더 일관적임을 시사합니다</text:span><text:span text:style-name="T10">.</text:span></text:p>
      <text:p text:style-name="P2"><text:span text:style-name="T14">우리 반복 실험에서 이러한 패턴을 관찰한 후</text:span><text:span text:style-name="T10">, </text:span><text:span text:style-name="T14">우리는 </text:span><text:span text:style-name="T10">Rsubread </text:span><text:span text:style-name="T14">패키지를 사용하여 </text:span><text:span text:style-name="T10">TCGA</text:span><text:span text:style-name="T14">의 </text:span><text:span text:style-name="T10">9,264</text:span><text:span text:style-name="T14">개 </text:span><text:span text:style-name="T10">RNA-Seq </text:span><text:span text:style-name="T14">샘플을 처리했습니다</text:span><text:span text:style-name="T10">. </text:span><text:span text:style-name="T14">우리는 </text:span><text:span text:style-name="T10">Pan Cancer 12 </text:span><text:span text:style-name="T14">프로젝트를 통해 배포된 </text:span><text:span text:style-name="T10">Level 3 </text:span><text:span text:style-name="T14">데이터와 겹치는 샘플을 사용하여 다양한 비교 분석을 수행했습니다</text:span><text:span text:style-name="T10">(The Cancer Genome Atlas Research Network et al., 2013). </text:span><text:span text:style-name="T14">우리는 비교 분석을 이 데이터 세트 간에 겹치는 유전자</text:span><text:span text:style-name="T10">(n=19,584)</text:span><text:span text:style-name="T14">와 샘플</text:span><text:span text:style-name="T10">(n=3,380)</text:span><text:span text:style-name="T14">로 제한했습니다</text:span><text:span text:style-name="T10">. </text:span><text:span text:style-name="T14">모든 샘플에 걸쳐</text:span><text:span text:style-name="T10">, </text:span><text:span text:style-name="T14">제로 카운트 유전자 수는 </text:span><text:span text:style-name="T10">Rsubread </text:span><text:span text:style-name="T14">데이터보다 </text:span><text:span text:style-name="T10">TCGA Level 3 </text:span><text:span text:style-name="T14">데이터에서 유의하게 더 높았습니다</text:span><text:span text:style-name="T10">(t-</text:span><text:span text:style-name="T14">검정 </text:span><text:span text:style-name="T10">P </text:span><text:span text:style-name="T14">값 </text:span><text:span text:style-name="T10">&lt; 0.001; Level 3 </text:span><text:span text:style-name="T14">중앙값</text:span><text:span text:style-name="T10">=2742.5; Rsubread TPM=1910.0; </text:span><text:span text:style-name="T14">보충 그림 </text:span><text:span text:style-name="T10">S7 </text:span><text:span text:style-name="T14">참조</text:span><text:span text:style-name="T10">). </text:span><text:span text:style-name="T14">또한</text:span><text:span text:style-name="T10">, </text:span><text:span text:style-name="T14">우리는 </text:span><text:span text:style-name="T10">TCGA PANCAN12</text:span><text:span text:style-name="T14">와 우리의 </text:span><text:span text:style-name="T10">Rsubread TPM </text:span><text:span text:style-name="T14">데이터 사이에 공통적인 </text:span><text:span text:style-name="T10">13</text:span><text:span text:style-name="T14">명의 환자에 대해 반복 실험 간의 피어슨 상관 계수를 계산했습니다</text:span><text:span text:style-name="T10">(</text:span><text:span text:style-name="T14">보충 표 </text:span><text:span text:style-name="T10">S3 </text:span><text:span text:style-name="T14">및 그림 </text:span><text:span text:style-name="T10">S8). </text:span><text:span text:style-name="T14">반복 실험에 걸쳐</text:span><text:span text:style-name="T10">, </text:span><text:span text:style-name="T15">피어슨 상관 계수는 </text:span><text:span text:style-name="T12">TCGA Level 3 </text:span><text:span text:style-name="T15">반복 실험</text:span><text:span text:style-name="T12">(</text:span><text:span text:style-name="T15">중앙값</text:span><text:span text:style-name="T12">=0.79)</text:span><text:span text:style-name="T15">보다 </text:span><text:span text:style-name="T12">Rsubread </text:span><text:span text:style-name="T15">처리 반복 실험</text:span><text:span text:style-name="T12">(</text:span><text:span text:style-name="T15">중앙값</text:span><text:span text:style-name="T12">=0.86)</text:span><text:span text:style-name="T15">에서 더 높았습니다</text:span><text:span text:style-name="T12">.</text:span></text:p>
      <text:p text:style-name="P2"><text:span text:style-name="T12">3.4 </text:span><text:span text:style-name="T15">하류 분석</text:span><text:span text:style-name="T14"> 다음으로</text:span><text:span text:style-name="T10">, </text:span><text:span text:style-name="T14">우리는 주어진 </text:span><text:span text:style-name="T10">TCGA </text:span><text:span text:style-name="T14">유방 종양 샘플에서 </text:span><text:span text:style-name="T10">HER2 </text:span><text:span text:style-name="T14">경로가 활성화되었는지 여부를 예측할 유전자 발현 시그니처를 유도하기 위해 희소 이진 인자 회귀</text:span><text:span text:style-name="T10">(sparse binary factor regression) </text:span><text:span text:style-name="T14">방법</text:span><text:span text:style-name="T10">(West et al., 2001)</text:span><text:span text:style-name="T14">을 사용했습니다</text:span><text:span text:style-name="T10">. </text:span><text:span text:style-name="T14">이 기술은 각 종양 샘플에 대해 경로가 활성 상태인지 여부를 나타내는 확률론적 추정치를 제공합니다</text:span><text:span text:style-name="T10">. </text:span><text:span text:style-name="T14">우리는 두 처리 파이프라인의 데이터에 이 접근 방식을 적용하고</text:span><text:span text:style-name="T10">, </text:span><text:span text:style-name="T14">면역 조직 화학법을 통해 </text:span><text:span text:style-name="T10">HER2 </text:span><text:span text:style-name="T14">양성</text:span><text:span text:style-name="T10">(n=149) </text:span><text:span text:style-name="T14">또는 음성</text:span><text:span text:style-name="T10">(n=513)</text:span><text:span text:style-name="T14">으로 확인된 종양 샘플 간의 </text:span><text:span text:style-name="T10">HER2 </text:span><text:span text:style-name="T14">경로 활성 추정치를 비교했습니다</text:span><text:span text:style-name="T10">. </text:span><text:span text:style-name="T14">두 데이터 처리 파이프라인 모두에서</text:span><text:span text:style-name="T10">, HER2 </text:span><text:span text:style-name="T14">경로 활성의 확률론적 추정치는 </text:span><text:span text:style-name="T10">HER2 </text:span><text:span text:style-name="T14">음성 샘플보다 </text:span><text:span text:style-name="T10">HER2 </text:span><text:span text:style-name="T14">양성 </text:span><text:soft-page-break/><text:span text:style-name="T14">샘플에서 유의하게 더 높았습니다</text:span><text:span text:style-name="T10">(</text:span><text:span text:style-name="T14">보충 그림 </text:span><text:span text:style-name="T10">S9 </text:span><text:span text:style-name="T14">및 표 </text:span><text:span text:style-name="T10">S4 </text:span><text:span text:style-name="T14">참조</text:span><text:span text:style-name="T10">). </text:span><text:span text:style-name="T14">그러나 </text:span><text:span text:style-name="T12">Rsubread </text:span><text:span text:style-name="T15">데이터에 대한 예측은 </text:span><text:span text:style-name="T12">TCGA Level 3 </text:span><text:span text:style-name="T15">데이터보다 덜 가변적이었고</text:span><text:span text:style-name="T10">(</text:span><text:span text:style-name="T14">보충 표 </text:span><text:span text:style-name="T10">S5 </text:span><text:span text:style-name="T14">참조</text:span><text:span text:style-name="T10">), </text:span><text:span text:style-name="T14">그룹 간의 표준화된 평균 차이는 </text:span><text:span text:style-name="T10">Rsubread </text:span><text:span text:style-name="T14">데이터에서 더 컸습니다</text:span><text:span text:style-name="T10">(TCGA Level 3: 0.44; Rsubread FPKM: 0.52; Rsubread TPM: 0.59). </text:span><text:span text:style-name="T14">이 발견은 </text:span><text:span text:style-name="T10">HER2 </text:span><text:span text:style-name="T14">샘플 </text:span><text:span text:style-name="T10">2 </text:span><text:span text:style-name="T14">및 </text:span><text:span text:style-name="T10">4</text:span><text:span text:style-name="T14">를 제외하더라도 견고했습니다</text:span><text:span text:style-name="T10">(</text:span><text:span text:style-name="T14">보충 표 </text:span><text:span text:style-name="T10">S2). </text:span><text:span text:style-name="T14">따라서</text:span><text:span text:style-name="T10">, HER2 </text:span><text:span text:style-name="T14">경로 활성을 추정하기 위해 경험적 접근 방식을 사용했을 때</text:span><text:span text:style-name="T10">, Rsubread </text:span><text:span text:style-name="T14">데이터는 전통적인 방법으로 검증했을 때 더 신뢰할 수 있고 일관된 결론을 가져왔습니다</text:span><text:span text:style-name="T10">.</text:span></text:p>
      <text:p text:style-name="P2"><text:span text:style-name="T14">추가 테스트로서</text:span><text:span text:style-name="T10">, </text:span><text:span text:style-name="T14">우리는 </text:span><text:span text:style-name="T10">TCGA</text:span><text:span text:style-name="T14">에서 폐선암</text:span><text:span text:style-name="T10">(LUAD)</text:span><text:span text:style-name="T14">과 폐편평세포암</text:span><text:span text:style-name="T10">(LUSC) </text:span><text:span text:style-name="T14">샘플을 얼마나 잘 구별할 수 있는지 조사했습니다</text:span><text:span text:style-name="T10">. </text:span><text:span text:style-name="T14">이 분류는 분자 하위 유형에 기반한 개인 맞춤형 치료를 안내하는 데 임상적으로 중요합니다</text:span><text:span text:style-name="T10">(The Cancer Genome Atlas Research Network, 2012, 2014). </text:span><text:span text:style-name="T14">우리는 이 암 유형들 간에 차이가 나는 유전자 발현 패턴을 식별하기 위해 </text:span><text:span text:style-name="T10">Random Forests </text:span><text:span text:style-name="T14">분류 알고리즘</text:span><text:span text:style-name="T10">(Breiman, 2001)</text:span><text:span text:style-name="T14">을 사용했으며</text:span><text:span text:style-name="T10">, </text:span><text:span text:style-name="T14">어느 암 유형의 종양을 얼마나 정확하게 식별할 수 있는지 추정하기 위해 </text:span><text:span text:style-name="T10">10</text:span><text:span text:style-name="T14">분할 교차 검증을 수행했습니다</text:span><text:span text:style-name="T10">. </text:span><text:span text:style-name="T14">이 분석을 위해</text:span><text:span text:style-name="T10">, </text:span><text:span text:style-name="T14">우리는 이 데이터 세트 간에 겹치는 </text:span><text:span text:style-name="T10">575</text:span><text:span text:style-name="T14">개 종양 샘플에 대해 </text:span><text:span text:style-name="T10">TCGA Level 3 </text:span><text:span text:style-name="T14">데이터와 </text:span><text:span text:style-name="T10">Rsubread </text:span><text:span text:style-name="T14">정규화</text:span><text:span text:style-name="T10">(TPM) </text:span><text:span text:style-name="T14">데이터를 사용했습니다</text:span><text:span text:style-name="T10">. </text:span><text:span text:style-name="T14">우리는 이러한 예측을 할 때 분류 정확도와 민감도 및 특이도 사이의 균형을 평가하기 위해 수신자 조작 특성</text:span><text:span text:style-name="T10">(ROC) </text:span><text:span text:style-name="T14">곡선을 사용했습니다</text:span><text:span text:style-name="T10">. ROC </text:span><text:span text:style-name="T14">곡선 아래 면적</text:span><text:span text:style-name="T10">(AUC)</text:span><text:span text:style-name="T14">을 비교 지표로 사용하고 확률 임계값을 </text:span><text:span text:style-name="T10">0.5</text:span><text:span text:style-name="T14">로 설정했을 때</text:span><text:span text:style-name="T10">, </text:span><text:span text:style-name="T14">두 데이터 세트 모두 폐암 조직학적 유형에 대해 매우 정확한 예측 결과를 가져왔습니다</text:span><text:span text:style-name="T10">(Rsubread</text:span><text:span text:style-name="T14">의 경우 </text:span><text:span text:style-name="T10">AUC=0.999; TCGA Level 3</text:span><text:span text:style-name="T14">의 경우 </text:span><text:span text:style-name="T10">AUC=0.985). </text:span><text:span text:style-name="T14">그러나 </text:span><text:span text:style-name="T12">TCGA Level 3 </text:span><text:span text:style-name="T15">데이터는 </text:span><text:span text:style-name="T12">575</text:span><text:span text:style-name="T15">개 중 </text:span><text:span text:style-name="T12">28</text:span><text:span text:style-name="T15">개의 잘못된 예측을 초래한 반면</text:span><text:span text:style-name="T12">, Rsubread </text:span><text:span text:style-name="T15">데이터는 </text:span><text:span text:style-name="T12">9</text:span><text:span text:style-name="T15">개의 잘못된 예측만을 초래했습니다</text:span><text:span text:style-name="T10">(</text:span><text:span text:style-name="T14">그림 </text:span><text:span text:style-name="T10">4).</text:span></text:p>
      <text:p text:style-name="P2"><text:span text:style-name="T10">TCGA Level 3 </text:span><text:span text:style-name="T14">데이터를 사용하여</text:span><text:span text:style-name="T10">, Cline </text:span><text:span text:style-name="T14">등</text:span><text:span text:style-name="T10">(2013)</text:span><text:span text:style-name="T14">은 </text:span><text:span text:style-name="T10">LUSC </text:span><text:span text:style-name="T14">샘플의 하위 집합이 나머지 </text:span><text:span text:style-name="T10">LUSC </text:span><text:span text:style-name="T14">샘플과 </text:span><text:span text:style-name="T10">'</text:span><text:span text:style-name="T14">불일치</text:span><text:span text:style-name="T10">'</text:span><text:span text:style-name="T14">하며 </text:span><text:span text:style-name="T10">'LUAD</text:span><text:span text:style-name="T14">와 유사한</text:span><text:span text:style-name="T10">' </text:span><text:span text:style-name="T14">특성을 나타낸다고 제안했습니다</text:span><text:span text:style-name="T10">. Level 3 </text:span><text:span text:style-name="T14">데이터에 대한 우리의 </text:span><text:span text:style-name="T10">Random Forests </text:span><text:span text:style-name="T14">예측도 유사한 결론으로 이어졌습니다</text:span><text:span text:style-name="T10">. </text:span><text:span text:style-name="T14">반대로</text:span><text:span text:style-name="T10">, </text:span><text:span text:style-name="T14">우리가 </text:span><text:span text:style-name="T10">Rsubread </text:span><text:span text:style-name="T14">데이터를 사용할 때 </text:span><text:span text:style-name="T10">'LUSC </text:span><text:span text:style-name="T14">불일치</text:span><text:span text:style-name="T10">' </text:span><text:span text:style-name="T14">샘플은 대부분 </text:span><text:span text:style-name="T10">'LUSC'</text:span><text:span text:style-name="T14">로 분류됩니다</text:span><text:span text:style-name="T10">. </text:span><text:span text:style-name="T14">두 데이터 세트 간의 한 가지 차이점은 </text:span><text:span text:style-name="T10">TCGA Level 3 </text:span><text:span text:style-name="T14">데이터가 </text:span><text:span text:style-name="T10">20,217</text:span><text:span text:style-name="T14">개의 유전자에 대한 값을 포함하는 반면</text:span><text:span text:style-name="T10">(</text:span><text:span text:style-name="T14">모든 샘플에 걸쳐 변동이 제로인 유전자를 제외한 후</text:span><text:span text:style-name="T10">), Rsubread </text:span><text:span text:style-name="T14">데이터는 </text:span><text:span text:style-name="T10">22,833</text:span><text:span text:style-name="T14">개의 유전자에 대한 값을 포함한다는 것입니다</text:span><text:span text:style-name="T10">. </text:span><text:span text:style-name="T14">이에 따라</text:span><text:span text:style-name="T10">, </text:span><text:span text:style-name="T14">우리는 각 데이터 세트가 두 데이터 세트 간에 겹치는 </text:span><text:span text:style-name="T10">19,453</text:span><text:span text:style-name="T14">개의 유전자만을 포함하도록 제한하여 </text:span><text:span text:style-name="T10">Random Forests </text:span><text:span text:style-name="T14">분류 분석을 반복했습니다</text:span><text:span text:style-name="T10">. </text:span><text:span text:style-name="T14">이 접근 방식을 통해</text:span><text:span text:style-name="T10">, </text:span><text:span text:style-name="T14">두 데이터 세트 모두 사실상 동일한 결과를 가져왔습니다</text:span><text:span text:style-name="T10">: </text:span><text:span text:style-name="T14">대부분의 </text:span><text:span text:style-name="T10">'LUSC </text:span><text:span text:style-name="T14">불일치</text:span><text:span text:style-name="T10">' </text:span><text:span text:style-name="T14">샘플이 </text:span><text:span text:style-name="T10">'LUAD'</text:span><text:span text:style-name="T14">로 분류되었습니다</text:span><text:span text:style-name="T10">. </text:span><text:span text:style-name="T14">우리는 </text:span><text:span text:style-name="T10">Rsubread </text:span><text:span text:style-name="T14">데이터에는 존재하지만 </text:span><text:span text:style-name="T10">TCGA Level 3 </text:span><text:span text:style-name="T14">데이터에는 없는 유전자를 조사했으며</text:span><text:span text:style-name="T10">, 'LUSC </text:span><text:span text:style-name="T14">불일치</text:span><text:span text:style-name="T10">'</text:span><text:span text:style-name="T14">와 </text:span><text:span text:style-name="T10">LUSC </text:span><text:span text:style-name="T14">샘플 간에 강력하고 일관된 발현 유사성을 보이는 다양한 유전자를 발견했습니다</text:span><text:span text:style-name="T10">(</text:span><text:span text:style-name="T14">보충 그림 </text:span><text:span text:style-name="T10">S10). </text:span><text:span text:style-name="T14">이 유전자들에 대한 발현 패턴은 일관되고 강력하여 </text:span><text:span text:style-name="T10">'LUSC </text:span><text:span text:style-name="T14">불일치</text:span><text:span text:style-name="T10">' </text:span><text:span text:style-name="T14">샘플에 대한 </text:span><text:span text:style-name="T10">Random Forests </text:span><text:span text:style-name="T14">분류 결과를 변경합니다</text:span><text:span text:style-name="T10">. </text:span><text:span text:style-name="T14">이러한 샘플들이 많은 유전자에 대해 </text:span><text:span text:style-name="T10">LUAD</text:span><text:span text:style-name="T14">의 특징적인 발현 패턴을 보이기는 하지만</text:span><text:span text:style-name="T10">, </text:span><text:span text:style-name="T14">이 분석은 이러한 샘플들이 반드시 </text:span><text:span text:style-name="T10">LUAD </text:span><text:span text:style-name="T14">종양으로 분류되어야 하는 것은 아님을 나타냅니다</text:span><text:span text:style-name="T10">. </text:span><text:span text:style-name="T14">우리는 </text:span><text:span text:style-name="T10">Rsubread </text:span><text:span text:style-name="T14">데이터가 상대적으로 최근의 유전자 정의를 사용하여 처리되었기 때문에 이러한 </text:span><text:soft-page-break/><text:span text:style-name="T14">차이를 관찰했습니다</text:span><text:span text:style-name="T10">. </text:span><text:span text:style-name="T14">따라서 이 데이터를 사용하는 연구자들은 종양 생물학에 대해 더 완전한 그림을 가질 수 있습니다</text:span><text:span text:style-name="T10">.</text:span></text:p>
      <text:p text:style-name="P2"><text:span text:style-name="T12">4 </text:span><text:span text:style-name="T15">고찰</text:span><text:span text:style-name="T14"> 우리가 아는 한</text:span><text:span text:style-name="T10">, </text:span><text:span text:style-name="T14">이 </text:span><text:span text:style-name="T10">RNA-Seq </text:span><text:span text:style-name="T14">종양 데이터 개요는 현재까지 수집된 것 중 가장 큽니다</text:span><text:span text:style-name="T10">. </text:span><text:span text:style-name="T14">여기에는 </text:span><text:span text:style-name="T10">24</text:span><text:span text:style-name="T14">개 암 유형에 걸쳐 </text:span><text:span text:style-name="T10">9,264</text:span><text:span text:style-name="T14">개의 종양 샘플과 </text:span><text:span text:style-name="T10">741</text:span><text:span text:style-name="T14">개의 정상 샘플이 포함됩니다</text:span><text:span text:style-name="T10">. </text:span><text:span text:style-name="T14">이 데이터는 </text:span><text:span text:style-name="T10">TCGA </text:span><text:span text:style-name="T14">컨소시엄에서 사용하는 단일 파이프라인에 대한 대안을 제공합니다</text:span><text:span text:style-name="T10">. </text:span><text:span text:style-name="T14">각 샘플에 대해 개별 파일로 </text:span><text:span text:style-name="T10">RNA-Seq </text:span><text:span text:style-name="T14">데이터를 제공하는 </text:span><text:span text:style-name="T10">TCGA </text:span><text:span text:style-name="T14">데이터 포털과 달리</text:span><text:span text:style-name="T10">, </text:span><text:span text:style-name="T14">우리는 </text:span><text:span text:style-name="T10">Rsubread </text:span><text:span text:style-name="T14">종양 데이터를 집계된 데이터 파일로 수집했습니다</text:span><text:span text:style-name="T10">. </text:span><text:span text:style-name="T14">따라서 연구자들이 데이터를 분석하고 암 유형 간에 비교하는 것이 더 쉬울 것입니다</text:span><text:span text:style-name="T10">. </text:span><text:span text:style-name="T14">우리는 유전자 발현 수준과 이러한 변수들 간의 관계를 조사하는 과정을 용이하게 하기 위해 이 데이터를 임상 변수와 일치시켰습니다</text:span><text:span text:style-name="T10">.</text:span></text:p>
      <text:p text:style-name="P2"><text:span text:style-name="T14">서로 다른 </text:span><text:span text:style-name="T10">RNA-Seq </text:span><text:span text:style-name="T14">처리 파이프라인은 유전자 수준 발현 값을 정량화하는 정확도에서 상당히 다릅니다</text:span><text:span text:style-name="T10">(Fonseca et al., 2014). </text:span><text:span text:style-name="T14">그러나 우리의 목표는 </text:span><text:span text:style-name="T10">RNA-Seq </text:span><text:span text:style-name="T14">데이터를 처리하는 데 사용 가능한 많은 도구들에 대해 철저한 벤치마크 비교를 수행하는 것이 아니었습니다</text:span><text:span text:style-name="T10">. </text:span><text:span text:style-name="T14">비록 다른 사람들이 </text:span><text:span text:style-name="T10">Rsubread</text:span><text:span text:style-name="T14">가 유전자 발현 수준을 정량화하는 그러한 벤치마크에서 상당히 잘 수행됨을 보여주었지만 말입니다</text:span><text:span text:style-name="T10">(SEQC/MAQC-III Consortium, 2014). </text:span><text:span text:style-name="T14">오히려 우리의 목표는 새로운 커뮤니티 리소스를 제공하고</text:span><text:span text:style-name="T10">, </text:span><text:span text:style-name="T14">이 대안 데이터 세트가 고품질이며 표준 </text:span><text:span text:style-name="T10">TCGA </text:span><text:span text:style-name="T14">데이터보다 다양한 하류 분석에서 더 나은 성능을 보인다는 증거를 제공하는 것이었습니다</text:span><text:span text:style-name="T10">. </text:span><text:span text:style-name="T14">우리는 </text:span><text:span text:style-name="T10">Rsubread</text:span><text:span text:style-name="T14">가 생물학적 반복 실험 간에 더 일관된 값을 생성함을 입증했으며</text:span><text:span text:style-name="T10">, </text:span><text:span text:style-name="T14">우리의 데이터가 더 생물학적으로 관련된 결론으로 이어진다는 증거를 제공했습니다</text:span><text:span text:style-name="T10">. </text:span><text:span text:style-name="T14">이 데이터 세트를 컴파일하는 데 수만 시간의 계산 처리 시간이 필요했습니다</text:span><text:span text:style-name="T10">. </text:span><text:span text:style-name="T14">따라서 우리는 또한 다른 과학자들이 유사한 리소스를 투자해야 할 필요성을 방지하기를 희망합니다</text:span><text:span text:style-name="T10">.</text:span></text:p>
      <text:p text:style-name="P2"><text:span text:style-name="T14">우리의 데이터 세트는 샘플 간에 유전자 수준 발현 값을 비교하고자 하는 연구자들에게 가장 유용할 것입니다</text:span><text:span text:style-name="T10">. </text:span><text:span text:style-name="T14">전사체 또는 엑손 수준의 값으로 작업하거나 접합부 슬라이싱을 식별하고자 하는 연구자들은 </text:span><text:span text:style-name="T10">TCGA Level 3 </text:span><text:span text:style-name="T14">데이터가 이 목적에 유용하다는 것을 알 수 있습니다</text:span><text:span text:style-name="T10">. TCGA </text:span><text:span text:style-name="T14">데이터를 시각화하고 분석하기 위해 다양한 웹 기반 포털이 존재합니다</text:span><text:span text:style-name="T10">. </text:span><text:span text:style-name="T14">여기에는 </text:span><text:span text:style-name="T10">cBioPortal for Cancer Genomics(Cerami et al., 2012; Gao et al., 2013)</text:span><text:span text:style-name="T14">와 </text:span><text:span text:style-name="T10">UCSC Cancer Genomics Browser(Zhu et al., 2009)</text:span><text:span text:style-name="T14">가 포함됩니다</text:span><text:span text:style-name="T10">. </text:span><text:span text:style-name="T14">우리의 데이터는 원시 유전자 카운트를 분석하거나 우리가 제공하는 </text:span><text:span text:style-name="T10">FPKM </text:span><text:span text:style-name="T14">및 </text:span><text:span text:style-name="T10">TPM </text:span><text:span text:style-name="T14">값을 사용하고자 하는 사용자들을 위한 추가 옵션으로 이러한 포털에 통합될 수 있습니다</text:span><text:span text:style-name="T10">.</text:span></text:p>
      <text:p text:style-name="P2"><text:span text:style-name="T14">우리는 더 많은 암 유형과 종양 샘플이 사용 가능해짐에 따라 데이터를 업데이트할 계획입니다</text:span><text:span text:style-name="T10">. </text:span><text:span text:style-name="T14">우리는 데이터를 정렬하고 정규화하기 위해 오픈 소스 소프트웨어를 사용했으며 처리 코드를 공개적으로 제공했습니다</text:span><text:span text:style-name="T10">. </text:span><text:span text:style-name="T14">또한</text:span><text:span text:style-name="T10">, </text:span><text:span text:style-name="T14">우리는 데이터를 처리하기 위해 단일 샘플 정규화 기술을 사용했습니다</text:span><text:span text:style-name="T10">. </text:span><text:span text:style-name="T14">따라서 기존 데이터에 영향을 주지 않고 새로운 샘플이 사용 가능해지는 대로 추가할 수 있습니다</text:span><text:span text:style-name="T10">. </text:span><text:span text:style-name="T14">그러나 우리는 연구자들이 배치</text:span><text:span text:style-name="T10">(batches) </text:span><text:span text:style-name="T14">및 암 유형 간에 데이터를 비교할 때 샘플 간 변동을 보정하는 것이 여전히 필요할 수 있음을 강조합니다</text:span><text:span text:style-name="T10">.</text:span></text:p>
      <text:p text:style-name="P2"><text:span text:style-name="T15">감사의 글</text:span><text:span text:style-name="T14"> 계산 처리를 위해 보스턴 대학교의 공유 컴퓨팅 클러스터를 사용할 수 있게 해주신 것에 감사드립니다</text:span><text:span text:style-name="T10">. </text:span><text:span text:style-name="T15">자금 지원</text:span><text:span text:style-name="T14"> </text:span><text:span text:style-name="T10">M.R.</text:span><text:span text:style-name="T14">은 국립 의학 도서관 교육 펠로우십</text:span><text:span text:style-name="T10">(T15LM007124)</text:span><text:span text:style-name="T14">의 지원을 받았습니다</text:span><text:span text:style-name="T10">. </text:span><text:span text:style-name="T14">이 연구는 국립 </text:span><text:soft-page-break/><text:span text:style-name="T14">보건원 보조금 </text:span><text:span text:style-name="T10">U01CA164720(A.H.B. </text:span><text:span text:style-name="T14">및 </text:span><text:span text:style-name="T10">W.E.J.) </text:span><text:span text:style-name="T14">및 </text:span><text:span text:style-name="T10">R01ES025002(W.E.J.)</text:span><text:span text:style-name="T14">의 지원을 받았습니다</text:span><text:span text:style-name="T10">. </text:span><text:span text:style-name="T15">이해 상충</text:span><text:span text:style-name="T12">:</text:span><text:span text:style-name="T10"> </text:span><text:span text:style-name="T14">선언된 바 없음</text:span><text:span text:style-name="T10">.</text:span></text:p>
      <text:p text:style-name="P1"><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Google Sans', sans-serif"/>
    <style:font-face style:name="Liberation Sans" svg:font-family="'Liberation Sans'" style:font-family-generic="swiss"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CJK KR" fo:font-size="10pt" fo:language="en" fo:country="US" style:letter-kerning="true" style:font-name-asian="Noto Serif CJK KR1" style:font-size-asian="10pt" style:language-asian="ko" style:country-asian="KR"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0pt" fo:language="en" fo:country="US" style:letter-kerning="true" style:font-name-asian="Noto Serif CJK KR1" style:font-size-asian="10pt" style:language-asian="ko" style:country-asian="KR"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0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1T15:36:03.904100520</meta:creation-date>
    <dc:date>2026-01-11T15:38:18.366565519</dc:date>
    <meta:editing-duration>PT2M15S</meta:editing-duration>
    <meta:editing-cycles>1</meta:editing-cycles>
    <meta:document-statistic meta:table-count="0" meta:image-count="0" meta:object-count="0" meta:page-count="9" meta:paragraph-count="28" meta:word-count="9104" meta:character-count="16095" meta:non-whitespace-character-count="12818"/>
    <meta:generator>LibreOffice/24.2.7.2$Linux_X86_64 LibreOffice_project/420$Build-2</meta:generator>
  </office:meta>
</office:document-meta>
</file>